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table:shapes>
          <draw:frame draw:z-index="0" draw:style-name="gr1" draw:text-style-name="P1" svg:width="15.999cm" svg:height="8.999cm" svg:x="6.158cm" svg:y="0.578cm">
            <draw:object draw:notify-on-update-of-ranges="Аркуш1.A1:Аркуш1.A1 Аркуш1.A2:Аркуш1.A502 Аркуш1.B1:Аркуш1.B1 Аркуш1.B2:Аркуш1.B5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6.212cm" svg:y="9.769cm">
            <draw:object draw:notify-on-update-of-ranges="Аркуш1.A1:Аркуш1.A1 Аркуш1.A2:Аркуш1.A502 Аркуш1.B1:Аркуш1.B1 Аркуш1.B2:Аркуш1.B5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<text:s/>BAKTERIE</text:p>
          </table:table-cell>
          <table:table-cell office:value-type="string" calcext:value-type="string">
            <text:p>PEŁZACZE</text:p>
          </table:table-cell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16" calcext:value-type="float">
            <text:p>141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507" calcext:value-type="float">
            <text:p>650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985" calcext:value-type="float">
            <text:p>1598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0126" calcext:value-type="float">
            <text:p>3012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50682" calcext:value-type="float">
            <text:p>5068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80799" calcext:value-type="float">
            <text:p>80799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124605" calcext:value-type="float">
            <text:p>124605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float" office:value="184952" calcext:value-type="float">
            <text:p>184952</text:p>
          </table:table-cell>
          <table:table-cell office:value-type="float" office:value="1643" calcext:value-type="float">
            <text:p>1643</text:p>
          </table:table-cell>
        </table:table-row>
        <table:table-row table:style-name="ro1">
          <table:table-cell office:value-type="float" office:value="267691" calcext:value-type="float">
            <text:p>267691</text:p>
          </table:table-cell>
          <table:table-cell office:value-type="float" office:value="3425" calcext:value-type="float">
            <text:p>3425</text:p>
          </table:table-cell>
        </table:table-row>
        <table:table-row table:style-name="ro1">
          <table:table-cell office:value-type="float" office:value="366629" calcext:value-type="float">
            <text:p>366629</text:p>
          </table:table-cell>
          <table:table-cell office:value-type="float" office:value="7886" calcext:value-type="float">
            <text:p>7886</text:p>
          </table:table-cell>
        </table:table-row>
        <table:table-row table:style-name="ro1">
          <table:table-cell office:value-type="float" office:value="481486" calcext:value-type="float">
            <text:p>481486</text:p>
          </table:table-cell>
          <table:table-cell office:value-type="float" office:value="16846" calcext:value-type="float">
            <text:p>16846</text:p>
          </table:table-cell>
        </table:table-row>
        <table:table-row table:style-name="ro1">
          <table:table-cell office:value-type="float" office:value="560525" calcext:value-type="float">
            <text:p>560525</text:p>
          </table:table-cell>
          <table:table-cell office:value-type="float" office:value="39810" calcext:value-type="float">
            <text:p>39810</text:p>
          </table:table-cell>
        </table:table-row>
        <table:table-row table:style-name="ro1">
          <table:table-cell office:value-type="float" office:value="606618" calcext:value-type="float">
            <text:p>606618</text:p>
          </table:table-cell>
          <table:table-cell office:value-type="float" office:value="86337" calcext:value-type="float">
            <text:p>86337</text:p>
          </table:table-cell>
        </table:table-row>
        <table:table-row table:style-name="ro1">
          <table:table-cell office:value-type="float" office:value="584138" calcext:value-type="float">
            <text:p>584138</text:p>
          </table:table-cell>
          <table:table-cell office:value-type="float" office:value="138088" calcext:value-type="float">
            <text:p>138088</text:p>
          </table:table-cell>
        </table:table-row>
        <table:table-row table:style-name="ro1">
          <table:table-cell office:value-type="float" office:value="358166" calcext:value-type="float">
            <text:p>358166</text:p>
          </table:table-cell>
          <table:table-cell office:value-type="float" office:value="207254" calcext:value-type="float">
            <text:p>207254</text:p>
          </table:table-cell>
        </table:table-row>
        <table:table-row table:style-name="ro1">
          <table:table-cell office:value-type="float" office:value="188672" calcext:value-type="float">
            <text:p>188672</text:p>
          </table:table-cell>
          <table:table-cell office:value-type="float" office:value="292828" calcext:value-type="float">
            <text:p>292828</text:p>
          </table:table-cell>
        </table:table-row>
        <table:table-row table:style-name="ro1">
          <table:table-cell office:value-type="float" office:value="129451" calcext:value-type="float">
            <text:p>129451</text:p>
          </table:table-cell>
          <table:table-cell office:value-type="float" office:value="329710" calcext:value-type="float">
            <text:p>329710</text:p>
          </table:table-cell>
        </table:table-row>
        <table:table-row table:style-name="ro1">
          <table:table-cell office:value-type="float" office:value="60213" calcext:value-type="float">
            <text:p>60213</text:p>
          </table:table-cell>
          <table:table-cell office:value-type="float" office:value="287947" calcext:value-type="float">
            <text:p>287947</text:p>
          </table:table-cell>
        </table:table-row>
        <table:table-row table:style-name="ro1">
          <table:table-cell office:value-type="float" office:value="35519" calcext:value-type="float">
            <text:p>35519</text:p>
          </table:table-cell>
          <table:table-cell office:value-type="float" office:value="191462" calcext:value-type="float">
            <text:p>191462</text:p>
          </table:table-cell>
        </table:table-row>
        <table:table-row table:style-name="ro1">
          <table:table-cell office:value-type="float" office:value="26289" calcext:value-type="float">
            <text:p>26289</text:p>
          </table:table-cell>
          <table:table-cell office:value-type="float" office:value="108423" calcext:value-type="float">
            <text:p>108423</text:p>
          </table:table-cell>
        </table:table-row>
        <table:table-row table:style-name="ro1">
          <table:table-cell office:value-type="float" office:value="14606" calcext:value-type="float">
            <text:p>14606</text:p>
          </table:table-cell>
          <table:table-cell office:value-type="float" office:value="64506" calcext:value-type="float">
            <text:p>64506</text:p>
          </table:table-cell>
        </table:table-row>
        <table:table-row table:style-name="ro1">
          <table:table-cell office:value-type="float" office:value="13723" calcext:value-type="float">
            <text:p>13723</text:p>
          </table:table-cell>
          <table:table-cell office:value-type="float" office:value="34166" calcext:value-type="float">
            <text:p>34166</text:p>
          </table:table-cell>
        </table:table-row>
        <table:table-row table:style-name="ro1">
          <table:table-cell office:value-type="float" office:value="11015" calcext:value-type="float">
            <text:p>11015</text:p>
          </table:table-cell>
          <table:table-cell office:value-type="float" office:value="22219" calcext:value-type="float">
            <text:p>22219</text:p>
          </table:table-cell>
        </table:table-row>
        <table:table-row table:style-name="ro1">
          <table:table-cell office:value-type="float" office:value="3338" calcext:value-type="float">
            <text:p>3338</text:p>
          </table:table-cell>
          <table:table-cell office:value-type="float" office:value="15449" calcext:value-type="float">
            <text:p>15449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0877" calcext:value-type="float">
            <text:p>1087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9239" calcext:value-type="float">
            <text:p>923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745" calcext:value-type="float">
            <text:p>574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2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uk" fo:country="UA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.00.0000</text:date>, <text:time>00:00:00</text:time></text:p>
        </style:region-right>
      </style:header>
      <style:header-left style:display="false"/>
      <style:footer>
        <text:p>Сторінк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4T19:40:59.229000000</meta:creation-date>
    <dc:date>2021-01-14T19:45:31.174000000</dc:date>
    <meta:editing-duration>PT4M31S</meta:editing-duration>
    <meta:editing-cycles>2</meta:editing-cycles>
    <meta:generator>LibreOffice/7.0.0.3$Windows_X86_64 LibreOffice_project/8061b3e9204bef6b321a21033174034a5e2ea88e</meta:generator>
    <meta:document-statistic meta:table-count="1" meta:cell-count="1004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04cm" svg:y="3.952cm" style:legend-expansion="high" chart:style-name="ch2"/>
        <chart:plot-area chart:style-name="ch3" table:cell-range-address="Аркуш1.A1:Аркуш1.B502" chart:data-source-has-labels="row" svg:x="0.32cm" svg:y="0.18cm" svg:width="12.164cm" svg:height="8.64cm">
          <chart:coordinate-region svg:x="1.682cm" svg:y="0.301cm" svg:width="10.802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Аркуш1.A2:Аркуш1.A502" chart:label-cell-address="Аркуш1.A1:Аркуш1.A1" chart:class="chart:line">
            <chart:data-point chart:repeated="501"/>
          </chart:series>
          <chart:series chart:style-name="ch7" chart:values-cell-range-address="Аркуш1.B2:Аркуш1.B502" chart:label-cell-address="Аркуш1.B1:Аркуш1.B1" chart:class="chart:line">
            <chart:data-point chart:repeated="5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BAKTERIE</text:p>
                <draw:g>
                  <svg:desc>Аркуш1.A1:Аркуш1.A1</svg:desc>
                </draw:g>
              </table:table-cell>
              <table:table-cell office:value-type="string">
                <text:p>PEŁZACZE</text:p>
                <draw:g>
                  <svg:desc>Аркуш1.B1:Аркуш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Аркуш1.A2:Аркуш1.A502</svg:desc>
                </draw:g>
              </table:table-cell>
              <table:table-cell office:value-type="float" office:value="500">
                <text:p>500</text:p>
                <draw:g>
                  <svg:desc>Аркуш1.B2:Аркуш1.B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3">
                <text:p>16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4">
                <text:p>94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">
                <text:p>49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">
                <text:p>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">
                <text:p>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1">
                <text:p>1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9">
                <text:p>1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7">
                <text:p>19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7">
                <text:p>22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4">
                <text:p>41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5">
                <text:p>51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48">
                <text:p>64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14">
                <text:p>81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14">
                <text:p>101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71">
                <text:p>117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44">
                <text:p>144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36">
                <text:p>163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99">
                <text:p>1699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65">
                <text:p>1865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55">
                <text:p>2255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77">
                <text:p>2177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6">
                <text:p>2006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54">
                <text:p>1954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7">
                <text:p>437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9">
                <text:p>179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9">
                <text:p>89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">
                <text:p>10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9">
                <text:p>99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9">
                <text:p>8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2">
                <text:p>9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7">
                <text:p>10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8">
                <text:p>1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2">
                <text:p>14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507">
                <text:p>650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985">
                <text:p>159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126">
                <text:p>3012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682">
                <text:p>5068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0799">
                <text:p>80799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4605">
                <text:p>124605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4952">
                <text:p>184952</text:p>
              </table:table-cell>
              <table:table-cell office:value-type="float" office:value="1643">
                <text:p>16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7691">
                <text:p>267691</text:p>
              </table:table-cell>
              <table:table-cell office:value-type="float" office:value="3425">
                <text:p>34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66629">
                <text:p>366629</text:p>
              </table:table-cell>
              <table:table-cell office:value-type="float" office:value="7886">
                <text:p>78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81486">
                <text:p>481486</text:p>
              </table:table-cell>
              <table:table-cell office:value-type="float" office:value="16846">
                <text:p>168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0525">
                <text:p>560525</text:p>
              </table:table-cell>
              <table:table-cell office:value-type="float" office:value="39810">
                <text:p>3981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06618">
                <text:p>606618</text:p>
              </table:table-cell>
              <table:table-cell office:value-type="float" office:value="86337">
                <text:p>863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4138">
                <text:p>584138</text:p>
              </table:table-cell>
              <table:table-cell office:value-type="float" office:value="138088">
                <text:p>1380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8166">
                <text:p>358166</text:p>
              </table:table-cell>
              <table:table-cell office:value-type="float" office:value="207254">
                <text:p>2072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8672">
                <text:p>188672</text:p>
              </table:table-cell>
              <table:table-cell office:value-type="float" office:value="292828">
                <text:p>2928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9451">
                <text:p>129451</text:p>
              </table:table-cell>
              <table:table-cell office:value-type="float" office:value="329710">
                <text:p>32971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213">
                <text:p>60213</text:p>
              </table:table-cell>
              <table:table-cell office:value-type="float" office:value="287947">
                <text:p>2879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519">
                <text:p>35519</text:p>
              </table:table-cell>
              <table:table-cell office:value-type="float" office:value="191462">
                <text:p>1914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289">
                <text:p>26289</text:p>
              </table:table-cell>
              <table:table-cell office:value-type="float" office:value="108423">
                <text:p>1084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606">
                <text:p>14606</text:p>
              </table:table-cell>
              <table:table-cell office:value-type="float" office:value="64506">
                <text:p>645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723">
                <text:p>13723</text:p>
              </table:table-cell>
              <table:table-cell office:value-type="float" office:value="34166">
                <text:p>341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015">
                <text:p>11015</text:p>
              </table:table-cell>
              <table:table-cell office:value-type="float" office:value="22219">
                <text:p>222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38">
                <text:p>3338</text:p>
              </table:table-cell>
              <table:table-cell office:value-type="float" office:value="15449">
                <text:p>154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9">
                <text:p>749</text:p>
              </table:table-cell>
              <table:table-cell office:value-type="float" office:value="10877">
                <text:p>108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9">
                <text:p>339</text:p>
              </table:table-cell>
              <table:table-cell office:value-type="float" office:value="9239">
                <text:p>92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1">
                <text:p>121</text:p>
              </table:table-cell>
              <table:table-cell office:value-type="float" office:value="5745">
                <text:p>57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9">
                <text:p>79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2">
                <text:p>82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9">
                <text:p>9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6">
                <text:p>13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2">
                <text:p>17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1">
                <text:p>22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1">
                <text:p>24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18">
                <text:p>31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7">
                <text:p>3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7">
                <text:p>33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50">
                <text:p>35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55">
                <text:p>45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39">
                <text:p>43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5">
                <text:p>40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98">
                <text:p>498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11">
                <text:p>511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35">
                <text:p>53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3">
                <text:p>383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79">
                <text:p>379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75">
                <text:p>275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4">
                <text:p>244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2">
                <text:p>102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1">
                <text:p>7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5">
                <text:p>5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6">
                <text:p>5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6">
                <text:p>6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9">
                <text:p>5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5">
                <text:p>8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3">
                <text:p>9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3">
                <text:p>11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6">
                <text:p>14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2">
                <text:p>17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29">
                <text:p>22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9">
                <text:p>30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88">
                <text:p>38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48">
                <text:p>44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72">
                <text:p>57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64">
                <text:p>56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18">
                <text:p>51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16">
                <text:p>516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47">
                <text:p>447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2">
                <text:p>28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9">
                <text:p>13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1">
                <text:p>121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4">
                <text:p>74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0">
                <text:p>5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5">
                <text:p>5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8">
                <text:p>5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9">
                <text:p>5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1">
                <text:p>7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3">
                <text:p>6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2">
                <text:p>6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8">
                <text:p>7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2">
                <text:p>7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9">
                <text:p>8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1">
                <text:p>15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6">
                <text:p>19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1">
                <text:p>26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02">
                <text:p>30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75">
                <text:p>3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28">
                <text:p>42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24">
                <text:p>42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43">
                <text:p>44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01">
                <text:p>40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91">
                <text:p>391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8">
                <text:p>248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7">
                <text:p>187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3">
                <text:p>143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5">
                <text:p>14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4">
                <text:p>11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1">
                <text:p>11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1">
                <text:p>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5">
                <text:p>10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6">
                <text:p>9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9">
                <text:p>9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1">
                <text:p>12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0">
                <text:p>1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3">
                <text:p>13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9">
                <text:p>16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1">
                <text:p>19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60">
                <text:p>26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33">
                <text:p>33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97">
                <text:p>39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24">
                <text:p>52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56">
                <text:p>65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12">
                <text:p>71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94">
                <text:p>79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51">
                <text:p>651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85">
                <text:p>485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7">
                <text:p>207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4">
                <text:p>134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0">
                <text:p>100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8">
                <text:p>88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4">
                <text:p>8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2">
                <text:p>7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1">
                <text:p>5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5">
                <text:p>3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4">
                <text:p>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2">
                <text:p>6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6">
                <text:p>7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1">
                <text:p>9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4">
                <text:p>1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2">
                <text:p>13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8">
                <text:p>15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8">
                <text:p>17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6">
                <text:p>20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22">
                <text:p>22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9">
                <text:p>20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8">
                <text:p>20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4">
                <text:p>19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8">
                <text:p>18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3">
                <text:p>16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5">
                <text:p>12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5">
                <text:p>11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5">
                <text:p>9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3">
                <text:p>6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1">
                <text:p>6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3">
                <text:p>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0">
                <text:p>9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3">
                <text:p>10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4">
                <text:p>11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34">
                <text:p>13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2">
                <text:p>15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8">
                <text:p>18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37">
                <text:p>23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86">
                <text:p>28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55">
                <text:p>35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34">
                <text:p>43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62">
                <text:p>46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28">
                <text:p>52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06">
                <text:p>50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69">
                <text:p>369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03">
                <text:p>303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80">
                <text:p>28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44">
                <text:p>244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5">
                <text:p>21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2">
                <text:p>20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3">
                <text:p>13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0">
                <text:p>13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6">
                <text:p>13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62">
                <text:p>16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3">
                <text:p>15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8">
                <text:p>13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4">
                <text:p>14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34">
                <text:p>13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1">
                <text:p>15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1">
                <text:p>16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5">
                <text:p>19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47">
                <text:p>24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6">
                <text:p>2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93">
                <text:p>19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8">
                <text:p>14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9">
                <text:p>13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29">
                <text:p>12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7">
                <text:p>10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6">
                <text:p>10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6">
                <text:p>10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6">
                <text:p>11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9">
                <text:p>8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1">
                <text:p>9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2">
                <text:p>10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6">
                <text:p>10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4">
                <text:p>8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6">
                <text:p>9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0">
                <text:p>1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8">
                <text:p>8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4">
                <text:p>8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9">
                <text:p>8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4">
                <text:p>10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0">
                <text:p>1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36">
                <text:p>13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5">
                <text:p>1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1">
                <text:p>15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7">
                <text:p>16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79">
                <text:p>17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6">
                <text:p>15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6">
                <text:p>15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2">
                <text:p>14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8">
                <text:p>10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33">
                <text:p>13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4">
                <text:p>14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34">
                <text:p>13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31">
                <text:p>13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47">
                <text:p>14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13">
                <text:p>11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0">
                <text:p>10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2">
                <text:p>11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5">
                <text:p>1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8">
                <text:p>12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6">
                <text:p>12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22">
                <text:p>12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5">
                <text:p>14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0">
                <text:p>14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1">
                <text:p>15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3">
                <text:p>15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48">
                <text:p>14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13">
                <text:p>11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3">
                <text:p>8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5">
                <text:p>7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7">
                <text:p>6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9">
                <text:p>7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1">
                <text:p>9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0">
                <text:p>9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24">
                <text:p>12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49">
                <text:p>14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2">
                <text:p>16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12">
                <text:p>21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41">
                <text:p>24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70">
                <text:p>27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94">
                <text:p>29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14">
                <text:p>31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60">
                <text:p>26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87">
                <text:p>18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97">
                <text:p>19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5">
                <text:p>17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8">
                <text:p>13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28">
                <text:p>12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4">
                <text:p>7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1">
                <text:p>5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5">
                <text:p>4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2">
                <text:p>6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9">
                <text:p>8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3">
                <text:p>10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19">
                <text:p>11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29">
                <text:p>12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62">
                <text:p>16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46">
                <text:p>14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8">
                <text:p>12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13">
                <text:p>11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31">
                <text:p>13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18">
                <text:p>11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19">
                <text:p>11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33">
                <text:p>13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3">
                <text:p>1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8">
                <text:p>15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7">
                <text:p>15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11">
                <text:p>11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4">
                <text:p>10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9">
                <text:p>9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22">
                <text:p>12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43">
                <text:p>14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45">
                <text:p>14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64">
                <text:p>16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5">
                <text:p>15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66">
                <text:p>16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47">
                <text:p>14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47">
                <text:p>14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34">
                <text:p>13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18">
                <text:p>11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1">
                <text:p>9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7">
                <text:p>7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1">
                <text:p>7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1">
                <text:p>8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2">
                <text:p>9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7">
                <text:p>10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1">
                <text:p>13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3">
                <text:p>16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80">
                <text:p>18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29">
                <text:p>22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67">
                <text:p>26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75">
                <text:p>2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70">
                <text:p>27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06">
                <text:p>20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47">
                <text:p>147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5">
                <text:p>11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8">
                <text:p>10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7">
                <text:p>8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0">
                <text:p>9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2">
                <text:p>8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2">
                <text:p>9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5">
                <text:p>9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3">
                <text:p>10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4">
                <text:p>9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4">
                <text:p>10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20">
                <text:p>12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5">
                <text:p>1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4">
                <text:p>16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50">
                <text:p>15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60">
                <text:p>16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94">
                <text:p>19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4">
                <text:p>17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45">
                <text:p>14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27">
                <text:p>12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3">
                <text:p>11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5">
                <text:p>9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6">
                <text:p>7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8">
                <text:p>9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7">
                <text:p>9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11">
                <text:p>11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12">
                <text:p>11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33">
                <text:p>13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64">
                <text:p>16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57">
                <text:p>15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94">
                <text:p>19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96">
                <text:p>19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44">
                <text:p>24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21">
                <text:p>22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79">
                <text:p>27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31">
                <text:p>33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33">
                <text:p>33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65">
                <text:p>36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40">
                <text:p>34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14">
                <text:p>31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30">
                <text:p>23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30">
                <text:p>23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41">
                <text:p>141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46">
                <text:p>14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36">
                <text:p>13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51">
                <text:p>15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75">
                <text:p>17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74">
                <text:p>17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91">
                <text:p>19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55">
                <text:p>15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50">
                <text:p>15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56">
                <text:p>15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74">
                <text:p>17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78">
                <text:p>17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03">
                <text:p>20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73">
                <text:p>17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70">
                <text:p>17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7">
                <text:p>19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24">
                <text:p>22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62">
                <text:p>16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59">
                <text:p>15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22">
                <text:p>12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56">
                <text:p>1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54">
                <text:p>1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61">
                <text:p>16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82">
                <text:p>18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11">
                <text:p>21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93">
                <text:p>19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98">
                <text:p>19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62">
                <text:p>16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36">
                <text:p>13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31">
                <text:p>13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8">
                <text:p>8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7">
                <text:p>8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9">
                <text:p>5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6">
                <text:p>6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7">
                <text:p>5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1">
                <text:p>6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1">
                <text:p>7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4">
                <text:p>8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2">
                <text:p>9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9">
                <text:p>7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6">
                <text:p>7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21">
                <text:p>12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51">
                <text:p>1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91">
                <text:p>19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73">
                <text:p>27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20">
                <text:p>32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10">
                <text:p>4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05">
                <text:p>50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48">
                <text:p>54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27">
                <text:p>52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19">
                <text:p>419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56">
                <text:p>35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90">
                <text:p>29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31">
                <text:p>231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1">
                <text:p>101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7">
                <text:p>6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7">
                <text:p>3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7">
                <text:p>37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0">
                <text:p>4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7">
                <text:p>4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7">
                <text:p>5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4">
                <text:p>8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9">
                <text:p>10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6">
                <text:p>14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01">
                <text:p>20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47">
                <text:p>24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19">
                <text:p>3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94">
                <text:p>39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66">
                <text:p>46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50">
                <text:p>55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69">
                <text:p>66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93">
                <text:p>69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49">
                <text:p>749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95">
                <text:p>595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12">
                <text:p>412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77">
                <text:p>177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5">
                <text:p>105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3">
                <text:p>73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4">
                <text:p>6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4">
                <text:p>6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5">
                <text:p>6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0">
                <text:p>6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3">
                <text:p>6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8">
                <text:p>6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2">
                <text:p>7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4">
                <text:p>8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0">
                <text:p>9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8">
                <text:p>9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21">
                <text:p>1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19">
                <text:p>11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58">
                <text:p>15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10">
                <text:p>21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25">
                <text:p>22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57">
                <text:p>25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08">
                <text:p>30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80">
                <text:p>38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66">
                <text:p>36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96">
                <text:p>39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72">
                <text:p>37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73">
                <text:p>27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11">
                <text:p>211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14">
                <text:p>21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06">
                <text:p>20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7">
                <text:p>9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5">
                <text:p>7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5">
                <text:p>6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3">
                <text:p>7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0">
                <text:p>8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9">
                <text:p>9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10">
                <text:p>11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39">
                <text:p>1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60">
                <text:p>16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68">
                <text:p>16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62">
                <text:p>16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0">
                <text:p>14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34">
                <text:p>13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61">
                <text:p>161</text:p>
              </table:table-cell>
              <table:table-cell office:value-type="float" office:value="114">
                <text:p>1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Аркуш1.A1:Аркуш1.B502" chart:data-source-has-labels="row" svg:x="1.331cm" svg:y="0.18cm" svg:width="14.349cm" svg:height="7.659cm">
          <chart:coordinate-region svg:x="2.693cm" svg:y="0.379cm" svg:width="12.43cm" svg:height="6.813cm"/>
          <chart:axis chart:dimension="x" chart:name="primary-x" chart:style-name="ch3">
            <chart:title svg:x="7.852cm" svg:y="8.019cm" chart:style-name="ch4">
              <text:p>Bakterie</text:p>
            </chart:title>
          </chart:axis>
          <chart:axis chart:dimension="y" chart:name="primary-y" chart:style-name="ch5">
            <chart:title svg:x="0.451cm" svg:y="4.728cm" chart:style-name="ch6">
              <text:p>Pełzacze</text:p>
            </chart:title>
            <chart:grid chart:style-name="ch7" chart:class="major"/>
          </chart:axis>
          <chart:series chart:style-name="ch8" chart:values-cell-range-address="Аркуш1.B2:Аркуш1.B502" chart:label-cell-address="Аркуш1.B1:Аркуш1.B1" chart:class="chart:scatter">
            <chart:domain table:cell-range-address="Аркуш1.A2:Аркуш1.A502"/>
            <chart:data-point chart:repeated="5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впчик A</text:p>
              </table:table-cell>
              <table:table-cell office:value-type="string">
                <text:p>PEŁZACZE</text:p>
                <draw:g>
                  <svg:desc>Аркуш1.B1:Аркуш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Аркуш1.A2:Аркуш1.A502</svg:desc>
                </draw:g>
              </table:table-cell>
              <table:table-cell office:value-type="float" office:value="500">
                <text:p>500</text:p>
                <draw:g>
                  <svg:desc>Аркуш1.B2:Аркуш1.B5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3">
                <text:p>163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4">
                <text:p>94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">
                <text:p>49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">
                <text:p>4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4">
                <text:p>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">
                <text:p>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1">
                <text:p>1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9">
                <text:p>1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7">
                <text:p>19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7">
                <text:p>22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4">
                <text:p>41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5">
                <text:p>51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48">
                <text:p>64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14">
                <text:p>81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14">
                <text:p>101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71">
                <text:p>1171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44">
                <text:p>144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36">
                <text:p>163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99">
                <text:p>1699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65">
                <text:p>1865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55">
                <text:p>2255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77">
                <text:p>2177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6">
                <text:p>2006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54">
                <text:p>1954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7">
                <text:p>437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9">
                <text:p>179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9">
                <text:p>89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0">
                <text:p>10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9">
                <text:p>99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9">
                <text:p>8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2">
                <text:p>9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7">
                <text:p>10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8">
                <text:p>1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2">
                <text:p>14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507">
                <text:p>650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985">
                <text:p>159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126">
                <text:p>3012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682">
                <text:p>5068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0799">
                <text:p>80799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4605">
                <text:p>124605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4952">
                <text:p>184952</text:p>
              </table:table-cell>
              <table:table-cell office:value-type="float" office:value="1643">
                <text:p>16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7691">
                <text:p>267691</text:p>
              </table:table-cell>
              <table:table-cell office:value-type="float" office:value="3425">
                <text:p>34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66629">
                <text:p>366629</text:p>
              </table:table-cell>
              <table:table-cell office:value-type="float" office:value="7886">
                <text:p>78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81486">
                <text:p>481486</text:p>
              </table:table-cell>
              <table:table-cell office:value-type="float" office:value="16846">
                <text:p>168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60525">
                <text:p>560525</text:p>
              </table:table-cell>
              <table:table-cell office:value-type="float" office:value="39810">
                <text:p>3981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06618">
                <text:p>606618</text:p>
              </table:table-cell>
              <table:table-cell office:value-type="float" office:value="86337">
                <text:p>8633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4138">
                <text:p>584138</text:p>
              </table:table-cell>
              <table:table-cell office:value-type="float" office:value="138088">
                <text:p>1380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58166">
                <text:p>358166</text:p>
              </table:table-cell>
              <table:table-cell office:value-type="float" office:value="207254">
                <text:p>20725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8672">
                <text:p>188672</text:p>
              </table:table-cell>
              <table:table-cell office:value-type="float" office:value="292828">
                <text:p>2928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9451">
                <text:p>129451</text:p>
              </table:table-cell>
              <table:table-cell office:value-type="float" office:value="329710">
                <text:p>32971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213">
                <text:p>60213</text:p>
              </table:table-cell>
              <table:table-cell office:value-type="float" office:value="287947">
                <text:p>2879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519">
                <text:p>35519</text:p>
              </table:table-cell>
              <table:table-cell office:value-type="float" office:value="191462">
                <text:p>1914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6289">
                <text:p>26289</text:p>
              </table:table-cell>
              <table:table-cell office:value-type="float" office:value="108423">
                <text:p>1084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606">
                <text:p>14606</text:p>
              </table:table-cell>
              <table:table-cell office:value-type="float" office:value="64506">
                <text:p>645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723">
                <text:p>13723</text:p>
              </table:table-cell>
              <table:table-cell office:value-type="float" office:value="34166">
                <text:p>341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015">
                <text:p>11015</text:p>
              </table:table-cell>
              <table:table-cell office:value-type="float" office:value="22219">
                <text:p>222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38">
                <text:p>3338</text:p>
              </table:table-cell>
              <table:table-cell office:value-type="float" office:value="15449">
                <text:p>154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9">
                <text:p>749</text:p>
              </table:table-cell>
              <table:table-cell office:value-type="float" office:value="10877">
                <text:p>108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9">
                <text:p>339</text:p>
              </table:table-cell>
              <table:table-cell office:value-type="float" office:value="9239">
                <text:p>92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1">
                <text:p>121</text:p>
              </table:table-cell>
              <table:table-cell office:value-type="float" office:value="5745">
                <text:p>57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9">
                <text:p>79</text:p>
              </table:table-cell>
              <table:table-cell office:value-type="float" office:value="2016">
                <text:p>20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2">
                <text:p>82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9">
                <text:p>9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6">
                <text:p>13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2">
                <text:p>17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1">
                <text:p>22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1">
                <text:p>24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18">
                <text:p>31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7">
                <text:p>3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7">
                <text:p>33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50">
                <text:p>35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55">
                <text:p>45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39">
                <text:p>43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5">
                <text:p>40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98">
                <text:p>498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11">
                <text:p>511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35">
                <text:p>53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3">
                <text:p>383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79">
                <text:p>379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75">
                <text:p>275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44">
                <text:p>244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2">
                <text:p>102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1">
                <text:p>7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5">
                <text:p>5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6">
                <text:p>5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6">
                <text:p>6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9">
                <text:p>5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5">
                <text:p>8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3">
                <text:p>9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3">
                <text:p>11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6">
                <text:p>14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2">
                <text:p>17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29">
                <text:p>22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9">
                <text:p>30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88">
                <text:p>38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48">
                <text:p>44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72">
                <text:p>57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64">
                <text:p>56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18">
                <text:p>51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16">
                <text:p>516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47">
                <text:p>447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2">
                <text:p>282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9">
                <text:p>13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1">
                <text:p>121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4">
                <text:p>74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0">
                <text:p>5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5">
                <text:p>5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8">
                <text:p>5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9">
                <text:p>5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1">
                <text:p>7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3">
                <text:p>6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2">
                <text:p>6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8">
                <text:p>7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2">
                <text:p>7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9">
                <text:p>8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1">
                <text:p>15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6">
                <text:p>19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1">
                <text:p>26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02">
                <text:p>30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75">
                <text:p>3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28">
                <text:p>42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24">
                <text:p>42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43">
                <text:p>44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01">
                <text:p>40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91">
                <text:p>391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8">
                <text:p>248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7">
                <text:p>187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3">
                <text:p>143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5">
                <text:p>14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4">
                <text:p>11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1">
                <text:p>11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1">
                <text:p>10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1">
                <text:p>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5">
                <text:p>10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6">
                <text:p>9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9">
                <text:p>9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1">
                <text:p>12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0">
                <text:p>1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3">
                <text:p>13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9">
                <text:p>16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1">
                <text:p>19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60">
                <text:p>26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33">
                <text:p>33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97">
                <text:p>39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24">
                <text:p>52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56">
                <text:p>65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12">
                <text:p>71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94">
                <text:p>794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51">
                <text:p>651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85">
                <text:p>485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7">
                <text:p>207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4">
                <text:p>134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0">
                <text:p>100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8">
                <text:p>88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4">
                <text:p>8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2">
                <text:p>7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5">
                <text:p>6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1">
                <text:p>5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5">
                <text:p>3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4">
                <text:p>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2">
                <text:p>6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6">
                <text:p>7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1">
                <text:p>9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4">
                <text:p>1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2">
                <text:p>13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8">
                <text:p>15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8">
                <text:p>17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6">
                <text:p>20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22">
                <text:p>22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9">
                <text:p>20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8">
                <text:p>20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4">
                <text:p>19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8">
                <text:p>18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3">
                <text:p>16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5">
                <text:p>12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5">
                <text:p>11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5">
                <text:p>9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3">
                <text:p>6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1">
                <text:p>6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3">
                <text:p>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0">
                <text:p>9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3">
                <text:p>10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4">
                <text:p>11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34">
                <text:p>13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2">
                <text:p>15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8">
                <text:p>18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37">
                <text:p>23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86">
                <text:p>28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55">
                <text:p>35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34">
                <text:p>43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62">
                <text:p>46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28">
                <text:p>52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06">
                <text:p>50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69">
                <text:p>369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03">
                <text:p>303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80">
                <text:p>28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44">
                <text:p>244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5">
                <text:p>21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2">
                <text:p>202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3">
                <text:p>13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0">
                <text:p>13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6">
                <text:p>13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62">
                <text:p>16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3">
                <text:p>15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8">
                <text:p>13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4">
                <text:p>14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34">
                <text:p>13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1">
                <text:p>15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1">
                <text:p>16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5">
                <text:p>195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47">
                <text:p>24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6">
                <text:p>22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93">
                <text:p>19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8">
                <text:p>14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9">
                <text:p>13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29">
                <text:p>12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7">
                <text:p>10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6">
                <text:p>10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6">
                <text:p>10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6">
                <text:p>11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9">
                <text:p>8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1">
                <text:p>9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2">
                <text:p>10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6">
                <text:p>10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4">
                <text:p>8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6">
                <text:p>9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0">
                <text:p>1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8">
                <text:p>8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4">
                <text:p>8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9">
                <text:p>8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4">
                <text:p>10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0">
                <text:p>1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36">
                <text:p>13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5">
                <text:p>16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1">
                <text:p>15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7">
                <text:p>16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79">
                <text:p>17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6">
                <text:p>15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6">
                <text:p>15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2">
                <text:p>14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8">
                <text:p>10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33">
                <text:p>13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4">
                <text:p>14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34">
                <text:p>13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31">
                <text:p>13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47">
                <text:p>14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13">
                <text:p>11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0">
                <text:p>10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2">
                <text:p>11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5">
                <text:p>1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8">
                <text:p>12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6">
                <text:p>12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22">
                <text:p>12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5">
                <text:p>14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0">
                <text:p>14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1">
                <text:p>15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3">
                <text:p>15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48">
                <text:p>14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13">
                <text:p>11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3">
                <text:p>8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5">
                <text:p>7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7">
                <text:p>6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9">
                <text:p>7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1">
                <text:p>9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0">
                <text:p>9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24">
                <text:p>12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49">
                <text:p>14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2">
                <text:p>16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12">
                <text:p>21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41">
                <text:p>24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70">
                <text:p>27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94">
                <text:p>29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14">
                <text:p>31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60">
                <text:p>26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87">
                <text:p>18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97">
                <text:p>19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5">
                <text:p>17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8">
                <text:p>13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28">
                <text:p>12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4">
                <text:p>7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1">
                <text:p>5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5">
                <text:p>4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2">
                <text:p>6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9">
                <text:p>8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3">
                <text:p>10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19">
                <text:p>11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29">
                <text:p>12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62">
                <text:p>16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46">
                <text:p>14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28">
                <text:p>12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13">
                <text:p>11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31">
                <text:p>13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18">
                <text:p>11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19">
                <text:p>11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33">
                <text:p>13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3">
                <text:p>1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8">
                <text:p>15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7">
                <text:p>15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11">
                <text:p>11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4">
                <text:p>10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9">
                <text:p>9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22">
                <text:p>12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43">
                <text:p>14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45">
                <text:p>14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64">
                <text:p>16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5">
                <text:p>15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66">
                <text:p>16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47">
                <text:p>14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47">
                <text:p>14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34">
                <text:p>13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18">
                <text:p>11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1">
                <text:p>9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7">
                <text:p>7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1">
                <text:p>7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1">
                <text:p>8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2">
                <text:p>9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7">
                <text:p>10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1">
                <text:p>13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3">
                <text:p>16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80">
                <text:p>18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29">
                <text:p>22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67">
                <text:p>26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75">
                <text:p>27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70">
                <text:p>27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06">
                <text:p>20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47">
                <text:p>147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5">
                <text:p>11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8">
                <text:p>10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7">
                <text:p>8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0">
                <text:p>9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2">
                <text:p>8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2">
                <text:p>9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5">
                <text:p>9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3">
                <text:p>10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4">
                <text:p>9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4">
                <text:p>10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20">
                <text:p>12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5">
                <text:p>1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4">
                <text:p>16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50">
                <text:p>15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60">
                <text:p>16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94">
                <text:p>19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4">
                <text:p>17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45">
                <text:p>14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27">
                <text:p>12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13">
                <text:p>11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5">
                <text:p>9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6">
                <text:p>7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5">
                <text:p>8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8">
                <text:p>9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7">
                <text:p>9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11">
                <text:p>11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12">
                <text:p>11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33">
                <text:p>13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64">
                <text:p>16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57">
                <text:p>15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94">
                <text:p>19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96">
                <text:p>19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44">
                <text:p>24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21">
                <text:p>22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79">
                <text:p>27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31">
                <text:p>33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33">
                <text:p>33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65">
                <text:p>36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40">
                <text:p>34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14">
                <text:p>31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30">
                <text:p>23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30">
                <text:p>23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06">
                <text:p>2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41">
                <text:p>141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46">
                <text:p>14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36">
                <text:p>13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51">
                <text:p>15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75">
                <text:p>17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74">
                <text:p>17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91">
                <text:p>19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55">
                <text:p>15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50">
                <text:p>15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56">
                <text:p>15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74">
                <text:p>17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78">
                <text:p>17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03">
                <text:p>20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73">
                <text:p>17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70">
                <text:p>17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7">
                <text:p>19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24">
                <text:p>22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62">
                <text:p>16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59">
                <text:p>15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22">
                <text:p>12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56">
                <text:p>1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54">
                <text:p>1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61">
                <text:p>16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82">
                <text:p>18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11">
                <text:p>21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93">
                <text:p>19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98">
                <text:p>19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62">
                <text:p>16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36">
                <text:p>13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31">
                <text:p>13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34">
                <text:p>13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8">
                <text:p>8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7">
                <text:p>8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9">
                <text:p>5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6">
                <text:p>6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7">
                <text:p>5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1">
                <text:p>6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1">
                <text:p>7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4">
                <text:p>8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2">
                <text:p>9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9">
                <text:p>7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6">
                <text:p>7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0">
                <text:p>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21">
                <text:p>12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51">
                <text:p>1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91">
                <text:p>19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73">
                <text:p>27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20">
                <text:p>32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10">
                <text:p>4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05">
                <text:p>50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48">
                <text:p>54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27">
                <text:p>52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19">
                <text:p>419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56">
                <text:p>35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90">
                <text:p>29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31">
                <text:p>231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1">
                <text:p>101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7">
                <text:p>6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7">
                <text:p>3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7">
                <text:p>37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0">
                <text:p>4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7">
                <text:p>4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7">
                <text:p>5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4">
                <text:p>8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9">
                <text:p>10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6">
                <text:p>14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01">
                <text:p>20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47">
                <text:p>24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19">
                <text:p>3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94">
                <text:p>39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66">
                <text:p>46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50">
                <text:p>55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69">
                <text:p>66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93">
                <text:p>69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49">
                <text:p>749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95">
                <text:p>595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12">
                <text:p>412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77">
                <text:p>177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5">
                <text:p>105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3">
                <text:p>73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4">
                <text:p>64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4">
                <text:p>6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5">
                <text:p>6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0">
                <text:p>6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3">
                <text:p>6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8">
                <text:p>6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2">
                <text:p>7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4">
                <text:p>8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0">
                <text:p>9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8">
                <text:p>9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21">
                <text:p>1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19">
                <text:p>11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58">
                <text:p>15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10">
                <text:p>21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25">
                <text:p>22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57">
                <text:p>25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08">
                <text:p>30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80">
                <text:p>38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66">
                <text:p>36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96">
                <text:p>39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72">
                <text:p>372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73">
                <text:p>27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11">
                <text:p>211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14">
                <text:p>21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06">
                <text:p>20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7">
                <text:p>9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5">
                <text:p>7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5">
                <text:p>6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3">
                <text:p>7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0">
                <text:p>8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9">
                <text:p>9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10">
                <text:p>11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39">
                <text:p>1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60">
                <text:p>16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68">
                <text:p>16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62">
                <text:p>16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0">
                <text:p>14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34">
                <text:p>13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61">
                <text:p>161</text:p>
              </table:table-cell>
              <table:table-cell office:value-type="float" office:value="114">
                <text:p>1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0.3$Windows_X86_64 LibreOffice_project/8061b3e9204bef6b321a21033174034a5e2ea88e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